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MMI8" svg:font-family="CMMI8" style:font-family-generic="swiss"/>
    <style:font-face style:name="Lucida Sans1" svg:font-family="'Lucida Sans'" style:font-family-generic="swiss"/>
    <style:font-face style:name="NimbusRomNo9L-Medi" svg:font-family="NimbusRomNo9L-Medi" style:font-family-generic="swiss"/>
    <style:font-face style:name="NimbusRomNo9L-Regu" svg:font-family="NimbusRomNo9L-Regu" style:font-family-generic="swiss"/>
    <style:font-face style:name="URWPalladioL-Bold" svg:font-family="URWPalladioL-Bold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table:align="left" fo:background-color="transparent">
        <style:background-image/>
      </style:table-properties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3.6111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7264c" officeooo:paragraph-rsid="00175e35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07c35" officeooo:paragraph-rsid="00107c35"/>
    </style:style>
    <style:style style:name="P3" style:family="paragraph" style:parent-style-name="Standard">
      <style:text-properties officeooo:rsid="00129f90" officeooo:paragraph-rsid="00129f90"/>
    </style:style>
    <style:style style:name="P4" style:family="paragraph" style:parent-style-name="Standard">
      <style:text-properties officeooo:rsid="0013c3b1" officeooo:paragraph-rsid="0013c3b1"/>
    </style:style>
    <style:style style:name="P5" style:family="paragraph" style:parent-style-name="Standard">
      <style:text-properties officeooo:paragraph-rsid="00175e35"/>
    </style:style>
    <style:style style:name="P6" style:family="paragraph" style:parent-style-name="Standard">
      <style:text-properties officeooo:rsid="001b7f3d" officeooo:paragraph-rsid="001b7f3d"/>
    </style:style>
    <style:style style:name="P7" style:family="paragraph" style:parent-style-name="Standard">
      <style:text-properties officeooo:rsid="0034f598" officeooo:paragraph-rsid="0034f598"/>
    </style:style>
    <style:style style:name="P8" style:family="paragraph" style:parent-style-name="Standard">
      <style:text-properties officeooo:rsid="0034f598" officeooo:paragraph-rsid="0035f6db"/>
    </style:style>
    <style:style style:name="P9" style:family="paragraph" style:parent-style-name="Standard">
      <style:text-properties officeooo:rsid="0035f6db" officeooo:paragraph-rsid="0035f6db"/>
    </style:style>
    <style:style style:name="P10" style:family="paragraph" style:parent-style-name="Standard">
      <style:text-properties officeooo:rsid="0037f05c" officeooo:paragraph-rsid="0037f05c"/>
    </style:style>
    <style:style style:name="P11" style:family="paragraph" style:parent-style-name="Footer">
      <style:paragraph-properties fo:text-align="center" style:justify-single-word="false"/>
      <style:text-properties officeooo:rsid="002fb5b5" officeooo:paragraph-rsid="002fb5b5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7264c" officeooo:paragraph-rsid="003baf48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5pt" fo:font-weight="bold" officeooo:rsid="00381d7b" officeooo:paragraph-rsid="001f5c59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2pt" fo:font-style="normal" fo:font-weight="normal" officeooo:rsid="00381d7b" officeooo:paragraph-rsid="0044a9d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81d7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officeooo:rsid="00381d7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81d7b" officeooo:paragraph-rsid="0042ec3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81d7b" officeooo:paragraph-rsid="0044a9d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44a9d3" officeooo:paragraph-rsid="0044a9d3" style:font-size-asian="12pt" style:font-size-complex="12pt"/>
    </style:style>
    <style:style style:name="P20" style:family="paragraph" style:parent-style-name="Standard">
      <style:text-properties officeooo:rsid="0007264c" officeooo:paragraph-rsid="003f194c"/>
    </style:style>
    <style:style style:name="P21" style:family="paragraph" style:parent-style-name="Standard">
      <style:text-properties officeooo:paragraph-rsid="0034f598"/>
    </style:style>
    <style:style style:name="P22" style:family="paragraph" style:parent-style-name="Standard">
      <style:text-properties officeooo:paragraph-rsid="0035f6db"/>
    </style:style>
    <style:style style:name="P23" style:family="paragraph" style:parent-style-name="Standard">
      <style:text-properties style:font-name="NimbusRomNo9L-Regu" fo:font-size="12pt" fo:font-weight="bold" officeooo:rsid="00381d7b" officeooo:paragraph-rsid="001b7f3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NimbusRomNo9L-Regu" fo:font-size="12pt" fo:font-weight="bold" officeooo:rsid="00381d7b" officeooo:paragraph-rsid="0041f7c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imbusRomNo9L-Regu" fo:font-size="12pt" officeooo:rsid="00381d7b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NimbusRomNo9L-Regu" fo:font-size="12pt" officeooo:rsid="00381d7b" officeooo:paragraph-rsid="0042ec3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NimbusRomNo9L-Regu" fo:font-size="12pt" fo:font-weight="normal" officeooo:rsid="00381d7b" officeooo:paragraph-rsid="0042ec36" style:font-size-asian="10.5pt" style:font-weight-asian="normal" style:font-size-complex="12pt" style:font-weight-complex="normal"/>
    </style:style>
    <style:style style:name="P28" style:family="paragraph" style:parent-style-name="Standard" style:master-page-name="">
      <style:paragraph-properties style:page-number="auto" fo:keep-with-next="always"/>
      <style:text-properties fo:font-size="15pt" fo:font-weight="bold" officeooo:rsid="0007264c" officeooo:paragraph-rsid="001b7f3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keep-with-next="always"/>
      <style:text-properties style:font-name="NimbusRomNo9L-Regu" fo:font-size="12pt" fo:font-weight="normal" officeooo:rsid="00381d7b" officeooo:paragraph-rsid="001b7f3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keep-with-next="always"/>
      <style:text-properties style:font-name="NimbusRomNo9L-Regu" fo:font-size="12pt" fo:font-weight="normal" officeooo:rsid="00381d7b" officeooo:paragraph-rsid="0042ec36" style:font-size-asian="12pt" style:font-weight-asian="normal" style:font-size-complex="12pt" style:font-weight-complex="normal"/>
    </style:style>
    <style:style style:name="P31" style:family="paragraph" style:parent-style-name="Standard" style:master-page-name="">
      <style:paragraph-properties style:page-number="auto" fo:keep-with-next="always"/>
      <style:text-properties fo:font-size="15pt" fo:font-weight="bold" officeooo:rsid="0007264c" officeooo:paragraph-rsid="0041f7c9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1663c1"/>
    </style:style>
    <style:style style:name="T3" style:family="text">
      <style:text-properties officeooo:rsid="001b7f3d"/>
    </style:style>
    <style:style style:name="T4" style:family="text">
      <style:text-properties officeooo:rsid="0034f598"/>
    </style:style>
    <style:style style:name="T5" style:family="text">
      <style:text-properties officeooo:rsid="0035f6db"/>
    </style:style>
    <style:style style:name="T6" style:family="text">
      <style:text-properties officeooo:rsid="00381d7b"/>
    </style:style>
    <style:style style:name="T7" style:family="text">
      <style:text-properties officeooo:rsid="003baf48"/>
    </style:style>
    <style:style style:name="T8" style:family="text">
      <style:text-properties officeooo:rsid="003c70c6"/>
    </style:style>
    <style:style style:name="T9" style:family="text">
      <style:text-properties fo:font-size="15pt" fo:font-weight="bold" officeooo:rsid="0007264c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3d4932" style:font-size-asian="15pt" style:font-weight-asian="bold" style:font-size-complex="15pt" style:font-weight-complex="bold"/>
    </style:style>
    <style:style style:name="T11" style:family="text">
      <style:text-properties style:font-name="NimbusRomNo9L-Regu"/>
    </style:style>
    <style:style style:name="T12" style:family="text">
      <style:text-properties style:font-name="NimbusRomNo9L-Regu" fo:font-size="12pt" officeooo:rsid="00381d7b" style:font-size-asian="12pt" style:font-size-complex="12pt"/>
    </style:style>
    <style:style style:name="T13" style:family="text">
      <style:text-properties style:font-name="NimbusRomNo9L-Regu" fo:font-weight="normal" style:font-weight-asian="normal" style:font-weight-complex="normal"/>
    </style:style>
    <style:style style:name="T14" style:family="text">
      <style:text-properties style:font-name="NimbusRomNo9L-Medi"/>
    </style:style>
    <style:style style:name="T15" style:family="text">
      <style:text-properties officeooo:rsid="0041f7c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1f7c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 method is proposed for aligning unit cells for a group of crystals so that they all appear as nearly similar as possible to a selected cell. Related unit cells with varying cell parameters or indexed with different lattice centering can be accommodated. <text:span text:style-name="T8">(Andrews&amp;Bernstin, 2021, submitted to J. Appl. Cryst.)</text:span></text:p>
      <text:p text:style-name="P20"/>
      <text:p text:style-name="P20"><text:span text:style-name="T8">Input unit cells have various forms that they can enter in: Input is case insensitiv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Type of cell input</text:p>
          </table:table-cell>
          <table:table-cell table:style-name="Table1.A1" office:value-type="string">
            <text:p text:style-name="P4">Label</text:p>
          </table:table-cell>
          <table:table-cell table:style-name="Table1.C1" office:value-type="string">
            <text:p text:style-name="P4">Example</text:p>
          </table:table-cell>
        </table:table-row>
        <table:table-row table:style-name="Table1.1">
          <table:table-cell table:style-name="Table1.A2" office:value-type="string">
            <text:p text:style-name="P2">unit cell parameters</text:p>
          </table:table-cell>
          <table:table-cell table:style-name="Table1.A2" office:value-type="string">
            <text:p text:style-name="P4">Any of P,A,B,C,I,F,R,H</text:p>
          </table:table-cell>
          <table:table-cell table:style-name="Table1.C2" office:value-type="string">
            <text:p text:style-name="P4">P 10 10 10 66 66 66</text:p>
          </table:table-cell>
        </table:table-row>
        <table:table-row>
          <table:table-cell table:style-name="Table1.A2" office:value-type="string">
            <text:p text:style-name="P2">S<text:span text:style-name="T1">6</text:span></text:p>
          </table:table-cell>
          <table:table-cell table:style-name="Table1.A2" office:value-type="string">
            <text:p text:style-name="P4">S or S6</text:p>
          </table:table-cell>
          <table:table-cell table:style-name="Table1.C2" office:value-type="string">
            <text:p text:style-name="P4">S 0 0 0 <text:s/>-100 -100 -100</text:p>
          </table:table-cell>
        </table:table-row>
        <table:table-row>
          <table:table-cell table:style-name="Table1.A2" office:value-type="string">
            <text:p text:style-name="P2">G<text:span text:style-name="T1">6</text:span></text:p>
          </table:table-cell>
          <table:table-cell table:style-name="Table1.A2" office:value-type="string">
            <text:p text:style-name="P4">G or G6 or V</text:p>
          </table:table-cell>
          <table:table-cell table:style-name="Table1.C2" office:value-type="string">
            <text:p text:style-name="P4">G 100 100 200 0 0 0</text:p>
          </table:table-cell>
        </table:table-row>
        <table:table-row>
          <table:table-cell table:style-name="Table1.A2" office:value-type="string">
            <text:p text:style-name="P2">D<text:span text:style-name="T1">7</text:span></text:p>
          </table:table-cell>
          <table:table-cell table:style-name="Table1.A2" office:value-type="string">
            <text:p text:style-name="P4">D7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C<text:span text:style-name="T1">3</text:span></text:p>
          </table:table-cell>
          <table:table-cell table:style-name="Table1.A2" office:value-type="string">
            <text:p text:style-name="P4">C3</text:p>
          </table:table-cell>
          <table:table-cell table:style-name="Table1.C2" office:value-type="string">
            <text:p text:style-name="P4">C3 followed by the real parts, then imaginary</text:p>
          </table:table-cell>
        </table:table-row>
        <table:table-row>
          <table:table-cell table:style-name="Table1.A2" office:value-type="string">
            <text:p text:style-name="P3">Random</text:p>
          </table:table-cell>
          <table:table-cell table:style-name="Table1.A2" office:value-type="string">
            <text:p text:style-name="P4">random</text:p>
          </table:table-cell>
          <table:table-cell table:style-name="Table1.C2" office:value-type="string">
            <text:p text:style-name="P4">random</text:p>
          </table:table-cell>
        </table:table-row>
      </table:table>
      <text:p text:style-name="P2"/>
      <text:p text:style-name="P5">For R and H: <text:span text:style-name="T2">If R is input and the angles are all equal, it is assumed that the input is a primitive rhombohedral cell; if the angles are 90, 90, 120, then it is assumed that the input is a triply-primitive rhombohedral cell. If the input is H, it is assumed to be a primitive cell, rhombohedral if the angles are equal, and hexagonal if the angles are 90, 90, 120. The choice and use of R or H in the literature is quite inconsistent (including in the Protein Data Bank).</text:span></text:p>
      <text:p text:style-name="P5"/>
      <text:p text:style-name="P1">INPUT UNIT CELL DATA</text:p>
      <text:p text:style-name="P6">The forms of input data are in the table above. They can be used mix-and-match. Invalid cells (including misspelling of the type) will be rejected with a console message. Data following the numeric specification is ignored. </text:p>
      <text:p text:style-name="P6"/>
      <text:p text:style-name="P21"><text:span text:style-name="T9">BUILDING AND RUNNING L</text:span><text:span text:style-name="T10">atticeMatching</text:span></text:p>
      <text:p text:style-name="P7"/>
      <text:p text:style-name="P21"><text:span text:style-name="T4">The zip file contains the source code, this file, and the project files for Visual Studio 2019. <text:s/>No other files are needed for the source.</text:span></text:p>
      <text:p text:style-name="P7"/>
      <text:p text:style-name="P8">To build in Linux, gcc <text:span text:style-name="T5">version 9.3.0 has been used. From the folder</text:span>, <text:span text:style-name="T5">the following command suffices to build:</text:span></text:p>
      <text:p text:style-name="P22"><text:span text:style-name="T5">g++ *.cpp <text:s/>-o lm</text:span></text:p>
      <text:p text:style-name="P22"><text:span text:style-name="T5">to create the executable file “lm”.</text:span></text:p>
      <text:p text:style-name="P9"/>
      <text:p text:style-name="P22"><text:span text:style-name="T5">Visual Studio 2019 can be used to build also. The .sln file and project files are included with the source. VS 2022 (initial Preview) also compiled the source correctly.</text:span></text:p>
      <text:p text:style-name="P9"/>
      <text:p text:style-name="P10">The input is described <text:span text:style-name="T6">above, and examples are given below.</text:span></text:p>
      <text:p text:style-name="P10"/>
      <text:p text:style-name="P28"><text:soft-page-break/>E<text:span text:style-name="T3">XAMPLE OF INPUT</text:span></text:p>
      <text:p text:style-name="P23"/>
      <text:p text:style-name="P24"><text:span text:style-name="T16">The</text:span> <text:span text:style-name="T17">first input cell will be used as the reference to be matched as well as possible. The following cells will have a large number of alternate presentations searched to find the best match to the reference. These input cells are selected from a small region of the Protein Databank.</text:span></text:p>
      <text:p text:style-name="P29">1DPY R 57.98 57.98 57.98 92.02 92.02 92.02 To be used as the reference cell</text:p>
      <text:p text:style-name="P25">1FE5 R 57.98 57.98 57.98 92.02 92.02 92.02</text:p>
      <text:p text:style-name="P16"><text:span text:style-name="T11">1G0Z H 80.36 80.36 99.44 90 90 120</text:span></text:p>
      <text:p text:style-name="P16"><text:span text:style-name="T11">1G2X C 80.95 80.57 57.1 90 90.35 90</text:span></text:p>
      <text:p text:style-name="P16"><text:span text:style-name="T11">1U4J H 80.36 80.36 99.44 90 90 120</text:span></text:p>
      <text:p text:style-name="P16"><text:span text:style-name="T11">2OSN R 57.1 57.1 57.1 89.75 89.75 89.75</text:span></text:p>
      <text:p text:style-name="P15"/>
      <text:p text:style-name="P31"><text:span text:style-name="T3">INPUT</text:span></text:p>
      <text:p text:style-name="P30">R 57.98 57.98 57.98 92.02 92.02 92.02 To be used as the reference cell</text:p>
      <text:p text:style-name="P26">R 57.98 57.98 57.98 92.02 92.02 92.02</text:p>
      <text:p text:style-name="P17"><text:span text:style-name="T11">H 80.36 80.36 99.44 90 90 120</text:span></text:p>
      <text:p text:style-name="P17"><text:span text:style-name="T11">C 80.95 80.57 57.1 90 90.35 90</text:span></text:p>
      <text:p text:style-name="P17"><text:span text:style-name="T11">H 80.36 80.36 99.44 90 90 120</text:span></text:p>
      <text:p text:style-name="P17"><text:span text:style-name="T11">R 57.1 57.1 57.1 89.75 89.75 89.75</text:span></text:p>
      <text:p text:style-name="P19"><text:span text:style-name="T11">end</text:span></text:p>
      <text:p text:style-name="P27"/>
      <text:p text:style-name="P13">OUTPUT:</text:p>
      <text:p text:style-name="P18"><text:span text:style-name="T13">R </text:span><text:span text:style-name="T14">57.98 57.98 57.98 92.02 92.02 92.02</text:span></text:p>
      <text:p text:style-name="P18"><text:span text:style-name="T13">R </text:span><text:span text:style-name="T11">57.98 57.98 57.98 92.02 92.02 92.02</text:span></text:p>
      <text:p text:style-name="P18"><text:span text:style-name="T13">R </text:span><text:span text:style-name="T11">57.02 57.02 57.02 90.39 90.39 89.61</text:span></text:p>
      <text:p text:style-name="P18"><text:span text:style-name="T13">R </text:span><text:span text:style-name="T11">57.10 57.11 57.11 90.27 90.25 89.75</text:span></text:p>
      <text:p text:style-name="P18"><text:span text:style-name="T13">R </text:span><text:span text:style-name="T11">57.02 57.02 57.02 90.39 90.39 89.61</text:span></text:p>
      <text:p text:style-name="P14"><text:span text:style-name="T11">R 57.10 57.10 57.10 90.25 90.25 89.7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MMI8" svg:font-family="CMMI8" style:font-family-generic="swiss"/>
    <style:font-face style:name="Lucida Sans1" svg:font-family="'Lucida Sans'" style:font-family-generic="swiss"/>
    <style:font-face style:name="NimbusRomNo9L-Medi" svg:font-family="NimbusRomNo9L-Medi" style:font-family-generic="swiss"/>
    <style:font-face style:name="NimbusRomNo9L-Regu" svg:font-family="NimbusRomNo9L-Regu" style:font-family-generic="swiss"/>
    <style:font-face style:name="URWPalladioL-Bold" svg:font-family="URWPalladioL-Bold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rsid="0007264c" officeooo:paragraph-rsid="003baf48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2fb5b5" officeooo:paragraph-rsid="002fb5b5"/>
    </style:style>
    <style:style style:name="MT1" style:family="text">
      <style:text-properties officeooo:rsid="003baf4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<text:span text:style-name="MT1">attice Matching</text:span></text:p>
      </style:header>
      <style:footer>
        <text:p text:style-name="MP2">Page 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7T07:08:46.597000000</meta:creation-date>
    <dc:date>2021-07-06T14:47:02.034000000</dc:date>
    <meta:editing-duration>PT3H49M6S</meta:editing-duration>
    <meta:editing-cycles>18</meta:editing-cycles>
    <meta:generator>LibreOffice/6.3.2.2$Windows_X86_64 LibreOffice_project/98b30e735bda24bc04ab42594c85f7fd8be07b9c</meta:generator>
    <meta:print-date>2021-07-06T14:44:15.008000000</meta:print-date>
    <meta:document-statistic meta:table-count="1" meta:image-count="0" meta:object-count="0" meta:page-count="2" meta:paragraph-count="57" meta:word-count="558" meta:character-count="2947" meta:non-whitespace-character-count="2442"/>
  </office:meta>
</office:document-meta>
</file>